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officeooo:paragraph-rsid="00199375"/>
    </style:style>
    <style:style style:name="P4" style:family="paragraph" style:parent-style-name="Standard">
      <style:paragraph-properties fo:margin-top="0in" fo:margin-bottom="0.1965in" style:contextual-spacing="false"/>
      <style:text-properties style:font-name="Arial"/>
    </style:style>
    <style:style style:name="P5" style:family="paragraph" style:parent-style-name="Standard">
      <style:paragraph-properties fo:margin-top="0in" fo:margin-bottom="0.1965in" style:contextual-spacing="false"/>
      <style:text-properties style:font-name="Arial" officeooo:paragraph-rsid="0019937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993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The Questions and Answers section of my Masonic Bible [pg. 31] says:</text:p>
      <text:p text:style-name="P1">"Q. Ladder: Theological.  What is it?</text:p>
      <text:p text:style-name="P1">A. The ladder seen by Jacob in his vision, consisting of seven <text:span text:style-name="T2">rounds</text:span>, alludes to four cardinal virtues and three theological virtues:</text:p>
      <text:p text:style-name="P1"><text:span text:style-name="T1"/></text:p>
      <text:p text:style-name="P2">- Wisdom</text:p>
      <text:p text:style-name="P2">- Courage</text:p>
      <text:p text:style-name="P2">- Temperance</text:p>
      <text:p text:style-name="P2">- Justice</text:p>
      <text:p text:style-name="P2"/>
      <text:p text:style-name="P2">- Faith</text:p>
      <text:p text:style-name="P2">- Hope</text:p>
      <text:p text:style-name="P4"><text:span text:style-name="T1">- Charity</text:span><text:line-break/>"</text:p>
      <text:p text:style-name="P5">So here is a statement giving an exact number and the words connected to each 'round' of it.</text:p>
      <text:p text:style-name="P5">Why does the Masonic Bible split them into groups of 4 and 3?  </text:p>
      <text:p text:style-name="P3">In corollary to the virtues, there appears to be the opposite of these virtues used in these writings also.  So I am paying attention to those too.</text:p>
      <text:p text:style-name="P3"/>
      <text:p text:style-name="P3">Plato<text:span text:style-name="T3">'s work, "Laws", </text:span>talks about these virtues<text:span text:style-name="T3">.</text:span></text:p>
      <text:p text:style-name="P3"><text:span text:style-name="T3"/></text:p>
      <text:p text:style-name="P3"><text:span text:style-name="T3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3-08-24T10:12:57</meta:creation-date>
    <dc:date>2013-08-24T10:16:09</dc:date>
    <dc:creator>Ryan </dc:creator>
    <meta:editing-duration>P0D</meta:editing-duration>
    <meta:editing-cycles>1</meta:editing-cycles>
    <meta:document-statistic meta:table-count="0" meta:image-count="0" meta:object-count="0" meta:page-count="1" meta:paragraph-count="14" meta:word-count="120" meta:character-count="651" meta:non-whitespace-character-count="541"/>
    <meta:generator>LibreOffice/3.6$Linux_X86_64 LibreOffice_project/360m1$Build-304</meta:generator>
  </office:meta>
</office:document-meta>
</file>